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roducir el numero de decimales: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roducir el numero x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-x)</text:p>
          </table:table-cell>
          <table:table-cell table:number-columns-repeated="3"/>
          <table:table-cell office:value-type="float" office:value="0.135335" calcext:value-type="float">
            <text:p>0,135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(10, -m)</text:p>
          </table:table-cell>
          <table:table-cell table:number-columns-repeated="4"/>
          <table:table-cell office:value-type="float" office:value="0.0001" calcext:value-type="float">
            <text:p>0,0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 = -x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 = 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 =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5"/>
          <table:table-cell office:value-type="float" office:value="-0.333333" calcext:value-type="float">
            <text:p>-0,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5"/>
          <table:table-cell office:value-type="float" office:value="0.333333" calcext:value-type="float">
            <text:p>0,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5"/>
          <table:table-cell office:value-type="float" office:value="0.066667" calcext:value-type="float">
            <text:p>0,0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5"/>
          <table:table-cell office:value-type="float" office:value="0.155556" calcext:value-type="float">
            <text:p>0,155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5"/>
          <table:table-cell office:value-type="float" office:value="0.130159" calcext:value-type="float">
            <text:p>0,130159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0.136508" calcext:value-type="float">
            <text:p>0,136508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5"/>
          <table:table-cell office:value-type="float" office:value="0.135097" calcext:value-type="float">
            <text:p>0,135097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 += pow(x, n) / factorial(n)</text:p>
          </table:table-cell>
          <table:table-cell table:number-columns-repeated="5"/>
          <table:table-cell office:value-type="float" office:value="0.135379" calcext:value-type="float">
            <text:p>0,135379</text:p>
          </table:table-cell>
          <table:table-cell table:number-columns-repeated="6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++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7T19:03:23.382351492</meta:creation-date>
    <dc:date>2020-03-27T19:21:03.642098538</dc:date>
    <meta:editing-duration>PT3M26S</meta:editing-duration>
    <meta:editing-cycles>1</meta:editing-cycles>
    <meta:document-statistic meta:table-count="1" meta:cell-count="75" meta:object-count="0"/>
    <meta:generator>LibreOffice/6.3.3.2.0$Linux_X86_64 LibreOffice_project/30$Build-2</meta:generator>
  </office:meta>
</office:document-meta>
</file>